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ro1" style:family="table-row">
      <style:table-row-properties style:row-height="0.1665in" fo:break-before="auto" style:use-optimal-row-height="true"/>
    </style:style>
    <style:style style:name="ro2" style:family="table-row">
      <style:table-row-properties style:row-height="0.2374in" fo:break-before="auto" style:use-optimal-row-height="false"/>
    </style:style>
    <style:style style:name="ro3" style:family="table-row">
      <style:table-row-properties style:row-height="0.4839in" fo:break-before="auto" style:use-optimal-row-height="true"/>
    </style:style>
    <style:style style:name="ro4" style:family="table-row">
      <style:table-row-properties style:row-height="0.1736in" fo:break-before="auto" style:use-optimal-row-height="true"/>
    </style:style>
    <style:style style:name="ro5" style:family="table-row">
      <style:table-row-properties style:row-height="0.95in" fo:break-before="auto" style:use-optimal-row-height="true"/>
    </style:style>
    <style:style style:name="ro6" style:family="table-row">
      <style:table-row-properties style:row-height="0.7945in" fo:break-before="auto" style:use-optimal-row-height="true"/>
    </style:style>
    <style:style style:name="ro7" style:family="table-row">
      <style:table-row-properties style:row-height="0.1665in" fo:break-before="auto" style:use-optimal-row-height="fals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Billige [DEVICE] Remme</text:p>
          </table:table-cell>
          <table:table-cell office:value-type="string">
            <text:p>Grandtext</text:p>
          </table:table-cell>
          <table:table-cell table:number-columns-repeated="2"/>
        </table:table-row>
        <table:table-row table:style-name="ro2">
          <table:table-cell office:value-type="string">
            <text:p>Billige [DEVICE] Urremme</text:p>
          </table:table-cell>
          <table:table-cell office:value-type="string">
            <text:p>En god urrem behøver ikke være dyr. Alle vores [DEVICE] urremme er til at betale. Blandt de billigste remme skal du kigge efter silikone eller nylon.</text:p>
            <text:p>De er lavet af et materiale, der gør at prisen ikke stikker helt af. Det betyder ikke at du får en dårlig urrem, de holder stadigvæk, men de er som regel mere brugt til den aktive livsstil i forhold til vores urrem i f.eks stål er.</text:p>
            <text:p>Remmen er dog ikke begrænset til løbeturen, mange bruger også en silikoneurrem til hverdagen, da den er behagelig at have på.</text:p>
            <text:p>Alle vores andre urremme til [DEVICE], der fås i metal eller læder har vi også sat til en god pris. Hos os får du altid noget får pengene. </text:p>
          </table:table-cell>
          <table:table-cell table:number-columns-repeated="2"/>
        </table:table-row>
        <table:table-row table:style-name="ro2">
          <table:table-cell office:value-type="string">
            <text:p>De bedste [DEVICE] Remme</text:p>
          </table:table-cell>
          <table:table-cell office:value-type="string">
            <text:p>Grandtext</text:p>
          </table:table-cell>
          <table:table-cell table:number-columns-repeated="2"/>
        </table:table-row>
        <table:table-row table:style-name="ro2">
          <table:table-cell office:value-type="string">
            <text:p>De bedste [DEVICE] Urremme</text:p>
          </table:table-cell>
          <table:table-cell office:value-type="string">
            <text:p>Grandtext</text:p>
          </table:table-cell>
          <table:table-cell table:number-columns-repeated="2"/>
        </table:table-row>
        <table:table-row table:style-name="ro2">
          <table:table-cell office:value-type="string">
            <text:p>Billig [DEVICE] Rem</text:p>
          </table:table-cell>
          <table:table-cell office:value-type="string">
            <text:p>Grandtext</text:p>
          </table:table-cell>
          <table:table-cell table:number-columns-repeated="2"/>
        </table:table-row>
        <table:table-row table:style-name="ro2">
          <table:table-cell office:value-type="string">
            <text:p>Billig [DEVICE] Urrem</text:p>
          </table:table-cell>
          <table:table-cell office:value-type="string">
            <text:p>Grandtext</text:p>
          </table:table-cell>
          <table:table-cell table:number-columns-repeated="2"/>
        </table:table-row>
        <table:table-row table:style-name="ro2">
          <table:table-cell office:value-type="string">
            <text:p>De bedste urremme til [DEVICE]</text:p>
          </table:table-cell>
          <table:table-cell office:value-type="string">
            <text:p>Grandtext</text:p>
          </table:table-cell>
          <table:table-cell table:number-columns-repeated="2"/>
        </table:table-row>
        <table:table-row table:style-name="ro2">
          <table:table-cell office:value-type="string">
            <text:p>De bedste remme til [DEVICE]</text:p>
          </table:table-cell>
          <table:table-cell office:value-type="string">
            <text:p>Grandtext</text:p>
          </table:table-cell>
          <table:table-cell table:number-columns-repeated="2"/>
        </table:table-row>
        <table:table-row table:style-name="ro2">
          <table:table-cell office:value-type="string">
            <text:p>De billigste urremme til [DEVICE]</text:p>
          </table:table-cell>
          <table:table-cell office:value-type="string">
            <text:p>Grandtext</text:p>
          </table:table-cell>
          <table:table-cell table:number-columns-repeated="2"/>
        </table:table-row>
        <table:table-row table:style-name="ro3">
          <table:table-cell office:value-type="string">
            <text:p>[DEVICE] Rem</text:p>
          </table:table-cell>
          <table:table-cell office:value-type="string">
            <text:p>Mangler du en [DEVICE] rem? Så er du kommet til det rigtige sted. Her har vi nemlig samlet alle de urremme vi har til [DEVICE]s smartwatches.</text:p>
            <text:p>Mange af vores remme er universelle, men vær alligevel opmærksom på at du bestiller en rem, der passer til dit [DEVICE] ur. </text:p>
            <text:p>På produktsiderne kan du læse hvilke modeller urremmen passer til.</text:p>
          </table:table-cell>
          <table:table-cell table:number-columns-repeated="2"/>
        </table:table-row>
        <table:table-row table:style-name="ro4">
          <table:table-cell office:value-type="string">
            <text:p>[DEVICE] Urrem</text:p>
          </table:table-cell>
          <table:table-cell office:value-type="string">
            <text:p>Grandtext</text:p>
          </table:table-cell>
          <table:table-cell table:number-columns-repeated="2"/>
        </table:table-row>
        <table:table-row table:style-name="ro5">
          <table:table-cell office:value-type="string">
            <text:p>[DEVICE] Remme</text:p>
          </table:table-cell>
          <table:table-cell office:value-type="string">
            <text:p>Velkommen til et stort udvalg af [DEVICE] remme. Her på siden kan du finde alle vores urremme der passer til alle [DEVICE]s modeller.</text:p>
            <text:p>Du kan klikke videre ind på underkategorierne, så du kan finde den rem, som passer nøjagtigt til din model.</text:p>
            <text:p>Der kan nemlig være forskel på størrelsen af uret, så det er vigtigt at du vælger det korrekte produkt. På produktsiderne kan du også hvilke ure, remmen passer til.</text:p>
            <text:p>Vi har samlet &lt;b&gt;det perfekte sortiment af smartwatch remme&lt;/b&gt;, så du har masser af mulighed for at finde det produkt, der passer til dig.</text:p>
            <text:p>Blandt vores mest populære har vi læder eller silikone remme, du kan også finde mange andre materialer.</text:p>
            <text:p>Husk at du får Fri Fragt, når du køber for mere end 199kr.</text:p>
          </table:table-cell>
          <table:table-cell table:number-columns-repeated="2"/>
        </table:table-row>
        <table:table-row table:style-name="ro6">
          <table:table-cell office:value-type="string">
            <text:p>[DEVICE] Urremme</text:p>
          </table:table-cell>
          <table:table-cell office:value-type="string">
            <text:p>Her finder du vores komplette udvalg af [DEVICE] urremme, vi har remme til alle [DEVICE]s ure.</text:p>
            <text:p>Du kan klikke videre til underkategorier, så du finder en rem, der passer til netop dit [DEVICE] smartwatch.</text:p>
            <text:p>Inde på produktsiderne har vi har også skrevet hvilke modeller, remmen passer til, så du ikke er i tvivl.</text:p>
            <text:p>Du kan finde mange &lt;b&gt;billige urremme til [DEVICE]&lt;/b&gt;, der passer til lige dit ur og stil.</text:p>
            <text:p>Husk at når du bestiller for mere end 199kroner, så betaler vi fragten.</text:p>
          </table:table-cell>
          <table:table-cell table:number-columns-repeated="2"/>
        </table:table-row>
        <table:table-row table:style-name="ro2" table:number-rows-repeated="1048551">
          <table:table-cell table:number-columns-repeated="4"/>
        </table:table-row>
        <table:table-row table:style-name="ro7" table:number-rows-repeated="10">
          <table:table-cell table:number-columns-repeated="4"/>
        </table:table-row>
        <table:table-row table:style-name="ro7">
          <table:table-cell table:number-columns-repeated="4"/>
        </table:table-row>
      </table:table>
      <table:table table:name="se" table:style-name="ta1" table:print="false">
        <table:table-column table:style-name="co5" table:default-cell-style-name="Default"/>
        <table:table-row table:style-name="ro1">
          <table:table-cell/>
        </table:table-row>
      </table:table>
      <table:database-ranges>
        <table:database-range table:target-range-address="dk.A1:dk.B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5">11/15/2022</text:date>, <text:time>16:37: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1-15T16:37:08</dc:date>
    <meta:editing-duration>PT2H54M35S</meta:editing-duration>
    <meta:editing-cycles>40</meta:editing-cycles>
    <meta:document-statistic meta:table-count="2" meta:cell-count="28" meta:object-count="0"/>
    <meta:user-defined meta:name=""/>
  </office:meta>
</office:document-meta>
</file>